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4c3c" officeooo:paragraph-rsid="001a4c3c"/>
    </style:style>
    <style:style style:name="P2" style:family="paragraph" style:parent-style-name="Text_20_body">
      <style:text-properties officeooo:rsid="001d10e0" officeooo:paragraph-rsid="001d10e0"/>
    </style:style>
    <style:style style:name="P3" style:family="paragraph" style:parent-style-name="Text_20_body">
      <style:text-properties officeooo:rsid="001ddafe" officeooo:paragraph-rsid="001ddafe"/>
    </style:style>
    <style:style style:name="P4" style:family="paragraph" style:parent-style-name="Text_20_body">
      <style:text-properties officeooo:rsid="001ddafe" officeooo:paragraph-rsid="001e45d6"/>
    </style:style>
    <style:style style:name="P5" style:family="paragraph" style:parent-style-name="Text_20_body">
      <style:text-properties style:text-underline-style="none" officeooo:rsid="00203cba" officeooo:paragraph-rsid="00203cba"/>
    </style:style>
    <style:style style:name="P6" style:family="paragraph" style:parent-style-name="Text_20_body">
      <style:text-properties officeooo:rsid="001c4627" officeooo:paragraph-rsid="001c4627"/>
    </style:style>
    <style:style style:name="P7" style:family="paragraph" style:parent-style-name="Text_20_body">
      <style:text-properties officeooo:rsid="0027a757" officeooo:paragraph-rsid="0027a757"/>
    </style:style>
    <style:style style:name="P8" style:family="paragraph" style:parent-style-name="Text_20_body">
      <style:text-properties officeooo:rsid="001e45d6" officeooo:paragraph-rsid="001e45d6"/>
    </style:style>
    <style:style style:name="P9" style:family="paragraph" style:parent-style-name="Text_20_body">
      <style:text-properties officeooo:rsid="002f544b" officeooo:paragraph-rsid="002f544b"/>
    </style:style>
    <style:style style:name="P10" style:family="paragraph" style:parent-style-name="Text_20_body">
      <style:text-properties officeooo:rsid="00328d94" officeooo:paragraph-rsid="00328d94"/>
    </style:style>
    <style:style style:name="P11" style:family="paragraph" style:parent-style-name="Text_20_body">
      <style:text-properties officeooo:rsid="0039a44a" officeooo:paragraph-rsid="0039a44a"/>
    </style:style>
    <style:style style:name="P12" style:family="paragraph" style:parent-style-name="Text_20_body">
      <style:text-properties officeooo:rsid="003a603d" officeooo:paragraph-rsid="003a603d"/>
    </style:style>
    <style:style style:name="P13" style:family="paragraph" style:parent-style-name="Title">
      <style:text-properties officeooo:rsid="001a4c3c" officeooo:paragraph-rsid="001a4c3c"/>
    </style:style>
    <style:style style:name="P14" style:family="paragraph" style:parent-style-name="Subtitle">
      <style:text-properties officeooo:rsid="001a4c3c" officeooo:paragraph-rsid="001a4c3c"/>
    </style:style>
    <style:style style:name="P15" style:family="paragraph" style:parent-style-name="Text_20_body">
      <style:paragraph-properties fo:margin-left="0.4925in" fo:margin-right="0in" fo:text-indent="0in" style:auto-text-indent="false"/>
      <style:text-properties officeooo:rsid="00203cba" officeooo:paragraph-rsid="00203cba"/>
    </style:style>
    <style:style style:name="P16" style:family="paragraph" style:parent-style-name="Text_20_body">
      <style:paragraph-properties fo:margin-left="0.4925in" fo:margin-right="0in" fo:text-indent="0in" style:auto-text-indent="false"/>
      <style:text-properties officeooo:rsid="00204af2" officeooo:paragraph-rsid="00204af2"/>
    </style:style>
    <style:style style:name="P17" style:family="paragraph" style:parent-style-name="Text_20_body">
      <style:paragraph-properties fo:margin-left="0.4925in" fo:margin-right="0in" fo:text-indent="0in" style:auto-text-indent="false"/>
      <style:text-properties officeooo:rsid="00222c51" officeooo:paragraph-rsid="00222c51"/>
    </style:style>
    <style:style style:name="P18" style:family="paragraph" style:parent-style-name="Text_20_body">
      <style:paragraph-properties fo:margin-left="0.4925in" fo:margin-right="0in" fo:text-indent="0in" style:auto-text-indent="false"/>
      <style:text-properties officeooo:rsid="00230e50" officeooo:paragraph-rsid="00230e50"/>
    </style:style>
    <style:style style:name="P19" style:family="paragraph" style:parent-style-name="Text_20_body">
      <style:paragraph-properties fo:margin-left="0.4925in" fo:margin-right="0in" fo:text-indent="0in" style:auto-text-indent="false"/>
      <style:text-properties officeooo:rsid="0023d805" officeooo:paragraph-rsid="0023d805"/>
    </style:style>
    <style:style style:name="P20" style:family="paragraph" style:parent-style-name="Text_20_body">
      <style:paragraph-properties fo:margin-left="0.4925in" fo:margin-right="0in" fo:text-indent="0in" style:auto-text-indent="false"/>
      <style:text-properties officeooo:rsid="0027a757" officeooo:paragraph-rsid="0027a757"/>
    </style:style>
    <style:style style:name="P21" style:family="paragraph" style:parent-style-name="Text_20_body">
      <style:paragraph-properties fo:margin-left="0.4925in" fo:margin-right="0in" fo:text-indent="0in" style:auto-text-indent="false"/>
      <style:text-properties officeooo:rsid="002caa59" officeooo:paragraph-rsid="002dcb3f"/>
    </style:style>
    <style:style style:name="P22" style:family="paragraph" style:parent-style-name="Text_20_body">
      <style:paragraph-properties fo:margin-left="0.4925in" fo:margin-right="0in" fo:text-indent="0in" style:auto-text-indent="false"/>
      <style:text-properties officeooo:rsid="0030ac65" officeooo:paragraph-rsid="0030ac65"/>
    </style:style>
    <style:style style:name="P23" style:family="paragraph" style:parent-style-name="Text_20_body">
      <style:paragraph-properties fo:margin-left="0.4925in" fo:margin-right="0in" fo:text-indent="0in" style:auto-text-indent="false"/>
      <style:text-properties officeooo:rsid="002dcb3f" officeooo:paragraph-rsid="002dcb3f"/>
    </style:style>
    <style:style style:name="P24" style:family="paragraph" style:parent-style-name="Text_20_body">
      <style:paragraph-properties fo:margin-left="0.4925in" fo:margin-right="0in" fo:text-indent="0in" style:auto-text-indent="false"/>
      <style:text-properties officeooo:rsid="003416f3" officeooo:paragraph-rsid="003416f3"/>
    </style:style>
    <style:style style:name="P25" style:family="paragraph" style:parent-style-name="Text_20_body">
      <style:paragraph-properties fo:margin-left="0.4925in" fo:margin-right="0in" fo:text-indent="0in" style:auto-text-indent="false"/>
      <style:text-properties officeooo:rsid="003569fd" officeooo:paragraph-rsid="003569fd"/>
    </style:style>
    <style:style style:name="P26" style:family="paragraph" style:parent-style-name="Text_20_body">
      <style:paragraph-properties fo:margin-left="0.4925in" fo:margin-right="0in" fo:text-indent="0in" style:auto-text-indent="false"/>
      <style:text-properties officeooo:rsid="00359cec" officeooo:paragraph-rsid="00359cec"/>
    </style:style>
    <style:style style:name="P27" style:family="paragraph" style:parent-style-name="Text_20_body">
      <style:paragraph-properties fo:margin-left="0.4925in" fo:margin-right="0in" fo:text-indent="0in" style:auto-text-indent="false"/>
      <style:text-properties officeooo:rsid="0036efad" officeooo:paragraph-rsid="0036efad"/>
    </style:style>
    <style:style style:name="P28" style:family="paragraph" style:parent-style-name="Text_20_body">
      <style:paragraph-properties fo:margin-left="0.4925in" fo:margin-right="0in" fo:text-indent="0in" style:auto-text-indent="false"/>
      <style:text-properties officeooo:rsid="00386675" officeooo:paragraph-rsid="00386675"/>
    </style:style>
    <style:style style:name="P29" style:family="paragraph" style:parent-style-name="Text_20_body">
      <style:paragraph-properties fo:margin-left="0.4925in" fo:margin-right="0in" fo:text-indent="0in" style:auto-text-indent="false"/>
      <style:text-properties officeooo:rsid="003d301f" officeooo:paragraph-rsid="003d301f"/>
    </style:style>
    <style:style style:name="P30" style:family="paragraph" style:parent-style-name="Text_20_body">
      <style:paragraph-properties fo:margin-left="0.4925in" fo:margin-right="0in" fo:text-indent="0in" style:auto-text-indent="false"/>
      <style:text-properties officeooo:rsid="003f5431" officeooo:paragraph-rsid="003f5431"/>
    </style:style>
    <style:style style:name="P31" style:family="paragraph" style:parent-style-name="Text_20_body">
      <style:paragraph-properties fo:margin-left="0.4925in" fo:margin-right="0in" fo:text-indent="0in" style:auto-text-indent="false"/>
      <style:text-properties officeooo:rsid="00407ca1" officeooo:paragraph-rsid="00407ca1"/>
    </style:style>
    <style:style style:name="P32" style:family="paragraph" style:parent-style-name="Heading_20_3">
      <style:text-properties officeooo:rsid="006236a8" officeooo:paragraph-rsid="006236a8"/>
    </style:style>
    <style:style style:name="P33" style:family="paragraph" style:parent-style-name="Heading_20_3">
      <style:text-properties officeooo:rsid="00694e9e" officeooo:paragraph-rsid="00694e9e"/>
    </style:style>
    <style:style style:name="P34" style:family="paragraph" style:parent-style-name="Heading_20_3">
      <style:text-properties officeooo:rsid="00721aa5" officeooo:paragraph-rsid="00721aa5"/>
    </style:style>
    <style:style style:name="P35" style:family="paragraph" style:parent-style-name="Text_20_body" style:list-style-name="L1">
      <style:text-properties officeooo:rsid="00203cba" officeooo:paragraph-rsid="00203cba"/>
    </style:style>
    <style:style style:name="P36" style:family="paragraph" style:parent-style-name="Text_20_body" style:list-style-name="L2">
      <style:text-properties officeooo:rsid="00203cba" officeooo:paragraph-rsid="00203cba"/>
    </style:style>
    <style:style style:name="P37" style:family="paragraph" style:parent-style-name="Text_20_body" style:list-style-name="L2">
      <style:text-properties officeooo:rsid="00204af2" officeooo:paragraph-rsid="00204af2"/>
    </style:style>
    <style:style style:name="P38" style:family="paragraph" style:parent-style-name="Text_20_body" style:list-style-name="L3">
      <style:text-properties officeooo:rsid="003416f3" officeooo:paragraph-rsid="003416f3"/>
    </style:style>
    <style:style style:name="P39" style:family="paragraph" style:parent-style-name="Text_20_body" style:list-style-name="L4">
      <style:text-properties officeooo:rsid="003416f3" officeooo:paragraph-rsid="003416f3"/>
    </style:style>
    <style:style style:name="P40" style:family="paragraph" style:parent-style-name="Text_20_body" style:list-style-name="L5">
      <style:text-properties officeooo:rsid="003569fd" officeooo:paragraph-rsid="003569fd"/>
    </style:style>
    <style:style style:name="P41" style:family="paragraph" style:parent-style-name="Text_20_body" style:list-style-name="L6">
      <style:text-properties officeooo:rsid="00359cec" officeooo:paragraph-rsid="00359cec"/>
    </style:style>
    <style:style style:name="P42" style:family="paragraph" style:parent-style-name="Text_20_body" style:list-style-name="L7">
      <style:text-properties officeooo:rsid="0036efad" officeooo:paragraph-rsid="0036efad"/>
    </style:style>
    <style:style style:name="P43" style:family="paragraph" style:parent-style-name="Text_20_body" style:list-style-name="L8">
      <style:text-properties officeooo:rsid="00386675" officeooo:paragraph-rsid="00386675"/>
    </style:style>
    <style:style style:name="P44" style:family="paragraph" style:parent-style-name="Text_20_body" style:list-style-name="L9">
      <style:text-properties officeooo:rsid="003c46b7" officeooo:paragraph-rsid="003c46b7"/>
    </style:style>
    <style:style style:name="P45" style:family="paragraph" style:parent-style-name="Text_20_body" style:list-style-name="L9">
      <style:text-properties officeooo:rsid="003d301f" officeooo:paragraph-rsid="005135cf"/>
    </style:style>
    <style:style style:name="P46" style:family="paragraph" style:parent-style-name="Text_20_body" style:list-style-name="L10">
      <style:text-properties officeooo:rsid="003de076" officeooo:paragraph-rsid="003de076"/>
    </style:style>
    <style:style style:name="P47" style:family="paragraph" style:parent-style-name="Text_20_body">
      <style:text-properties officeooo:rsid="00414df6" officeooo:paragraph-rsid="00414df6"/>
    </style:style>
    <style:style style:name="P48" style:family="paragraph" style:parent-style-name="Text_20_body">
      <style:text-properties officeooo:rsid="006236a8" officeooo:paragraph-rsid="006236a8"/>
    </style:style>
    <style:style style:name="P49" style:family="paragraph" style:parent-style-name="Text_20_body" style:list-style-name="L11">
      <style:text-properties officeooo:rsid="00679df4" officeooo:paragraph-rsid="00679df4"/>
    </style:style>
    <style:style style:name="P50" style:family="paragraph" style:parent-style-name="Text_20_body">
      <style:text-properties fo:font-weight="normal" officeooo:rsid="006d845a" officeooo:paragraph-rsid="006d845a" style:font-weight-asian="normal" style:font-weight-complex="normal"/>
    </style:style>
    <style:style style:name="P51" style:family="paragraph" style:parent-style-name="Text_20_body">
      <style:text-properties fo:font-weight="normal" officeooo:rsid="006d845a" officeooo:paragraph-rsid="00721aa5" style:font-weight-asian="normal" style:font-weight-complex="normal"/>
    </style:style>
    <style:style style:name="P52" style:family="paragraph" style:parent-style-name="Text_20_body">
      <style:text-properties fo:font-weight="normal" officeooo:rsid="006f49cf" officeooo:paragraph-rsid="006f49cf" style:font-weight-asian="normal" style:font-weight-complex="normal"/>
    </style:style>
    <style:style style:name="P53" style:family="paragraph" style:parent-style-name="Text_20_body">
      <style:text-properties fo:font-weight="normal" officeooo:rsid="00707469" officeooo:paragraph-rsid="00707469" style:font-weight-asian="normal" style:font-weight-complex="normal"/>
    </style:style>
    <style:style style:name="P54" style:family="paragraph" style:parent-style-name="Text_20_body">
      <style:text-properties fo:font-weight="normal" officeooo:rsid="0072568d" officeooo:paragraph-rsid="0072568d" style:font-weight-asian="normal" style:font-weight-complex="normal"/>
    </style:style>
    <style:style style:name="P55" style:family="paragraph" style:parent-style-name="Text_20_body">
      <style:text-properties fo:font-weight="normal" officeooo:rsid="0078a18e" officeooo:paragraph-rsid="0078a18e" style:font-weight-asian="normal" style:font-weight-complex="normal"/>
    </style:style>
    <style:style style:name="P56" style:family="paragraph" style:parent-style-name="Text_20_body">
      <style:text-properties fo:font-weight="normal" officeooo:rsid="007a6a7a" officeooo:paragraph-rsid="007a6a7a" style:font-weight-asian="normal" style:font-weight-complex="normal"/>
    </style:style>
    <style:style style:name="P57" style:family="paragraph" style:parent-style-name="Text_20_body">
      <style:text-properties officeooo:rsid="0074a9d4" officeooo:paragraph-rsid="0074a9d4"/>
    </style:style>
    <style:style style:name="P58" style:family="paragraph" style:parent-style-name="Text_20_body">
      <style:text-properties officeooo:rsid="00752351" officeooo:paragraph-rsid="00752351"/>
    </style:style>
    <style:style style:name="P59" style:family="paragraph" style:parent-style-name="Text_20_body">
      <style:text-properties officeooo:rsid="007ba2b7" officeooo:paragraph-rsid="007ba2b7"/>
    </style:style>
    <style:style style:name="P60" style:family="paragraph" style:parent-style-name="Text_20_body">
      <style:paragraph-properties fo:margin-left="0.4925in" fo:margin-right="0in" fo:text-indent="0in" style:auto-text-indent="false"/>
      <style:text-properties officeooo:rsid="003d301f" officeooo:paragraph-rsid="005135cf"/>
    </style:style>
    <style:style style:name="P61" style:family="paragraph" style:parent-style-name="Text_20_body">
      <style:paragraph-properties fo:margin-left="0.4925in" fo:margin-right="0in" fo:text-indent="0in" style:auto-text-indent="false"/>
      <style:text-properties officeooo:rsid="0074a9d4" officeooo:paragraph-rsid="0074a9d4"/>
    </style:style>
    <style:style style:name="P62" style:family="paragraph" style:parent-style-name="Text_20_body">
      <style:paragraph-properties fo:margin-left="0.4925in" fo:margin-right="0in" fo:text-indent="0in" style:auto-text-indent="false"/>
      <style:text-properties officeooo:rsid="00772ee9" officeooo:paragraph-rsid="00772ee9"/>
    </style:style>
    <style:style style:name="P63" style:family="paragraph" style:parent-style-name="Text_20_body">
      <style:paragraph-properties fo:margin-left="0.4925in" fo:margin-right="0in" fo:text-indent="0in" style:auto-text-indent="false"/>
      <style:text-properties officeooo:rsid="003de076" officeooo:paragraph-rsid="005135cf"/>
    </style:style>
    <style:style style:name="P64" style:family="paragraph" style:parent-style-name="Text_20_body">
      <style:paragraph-properties fo:margin-left="0.4925in" fo:margin-right="0in" fo:text-indent="0in" style:auto-text-indent="false"/>
      <style:text-properties officeooo:rsid="00407ca1" officeooo:paragraph-rsid="00407ca1"/>
    </style:style>
    <style:style style:name="P65" style:family="paragraph" style:parent-style-name="Text_20_body">
      <style:paragraph-properties fo:margin-left="0.4925in" fo:margin-right="0in" fo:text-indent="0in" style:auto-text-indent="false"/>
      <style:text-properties officeooo:rsid="00605a74" officeooo:paragraph-rsid="00605a74"/>
    </style:style>
    <style:style style:name="P66" style:family="paragraph" style:parent-style-name="Text_20_body">
      <style:paragraph-properties fo:margin-left="0.4925in" fo:margin-right="0in" fo:text-indent="0in" style:auto-text-indent="false"/>
      <style:text-properties officeooo:rsid="00222c51" officeooo:paragraph-rsid="00222c51"/>
    </style:style>
    <style:style style:name="P67" style:family="paragraph" style:parent-style-name="Text_20_body">
      <style:paragraph-properties fo:margin-left="0.4925in" fo:margin-right="0in" fo:text-indent="0in" style:auto-text-indent="false"/>
      <style:text-properties officeooo:rsid="006236a8" officeooo:paragraph-rsid="006236a8"/>
    </style:style>
    <style:style style:name="P68"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21aa5" style:font-weight-asian="normal" style:font-weight-complex="normal"/>
    </style:style>
    <style:style style:name="P69"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37fd6" style:font-weight-asian="normal" style:font-weight-complex="normal"/>
    </style:style>
    <style:style style:name="P70"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3efab" style:font-weight-asian="normal" style:font-weight-complex="normal"/>
    </style:style>
    <style:style style:name="P71" style:family="paragraph" style:parent-style-name="Text_20_body" style:list-style-name="L12">
      <style:paragraph-properties fo:margin-top="0in" fo:margin-bottom="0.0972in" loext:contextual-spacing="false" fo:line-height="100%" style:writing-mode="page"/>
      <style:text-properties fo:font-weight="normal" officeooo:rsid="00721aa5" officeooo:paragraph-rsid="00721aa5" style:font-weight-asian="normal" style:font-weight-complex="normal"/>
    </style:style>
    <style:style style:name="P72" style:family="paragraph" style:parent-style-name="Text_20_body" style:list-style-name="L12">
      <style:paragraph-properties fo:margin-top="0in" fo:margin-bottom="0.0972in" loext:contextual-spacing="false" fo:line-height="100%" style:writing-mode="page"/>
      <style:text-properties fo:font-weight="normal" officeooo:rsid="00721aa5" officeooo:paragraph-rsid="00737fd6" style:font-weight-asian="normal" style:font-weight-complex="normal"/>
    </style:style>
    <style:style style:name="P73" style:family="paragraph" style:parent-style-name="Text_20_body">
      <style:paragraph-properties fo:margin-left="0in" fo:margin-right="0in" fo:text-indent="0in" style:auto-text-indent="false"/>
      <style:text-properties fo:font-weight="normal" officeooo:rsid="003d301f" officeooo:paragraph-rsid="00721aa5" style:font-weight-asian="normal" style:font-weight-complex="normal"/>
    </style:style>
    <style:style style:name="P74" style:family="paragraph" style:parent-style-name="Heading_20_1">
      <style:text-properties officeooo:rsid="00328d94" officeooo:paragraph-rsid="00328d94"/>
    </style:style>
    <style:style style:name="P75" style:family="paragraph" style:parent-style-name="Heading_20_1">
      <style:text-properties officeooo:rsid="001a4c3c" officeooo:paragraph-rsid="001a4c3c"/>
    </style:style>
    <style:style style:name="P76" style:family="paragraph" style:parent-style-name="Heading_20_1">
      <style:text-properties officeooo:rsid="001ddafe" officeooo:paragraph-rsid="001ddafe"/>
    </style:style>
    <style:style style:name="P77" style:family="paragraph" style:parent-style-name="Heading_20_1">
      <style:text-properties officeooo:rsid="00203cba" officeooo:paragraph-rsid="00203cba"/>
    </style:style>
    <style:style style:name="P78" style:family="paragraph" style:parent-style-name="Heading_20_1">
      <style:text-properties officeooo:rsid="0039a44a" officeooo:paragraph-rsid="0039a44a"/>
    </style:style>
    <style:style style:name="P79" style:family="paragraph" style:parent-style-name="Heading_20_1">
      <style:text-properties officeooo:rsid="0074a9d4" officeooo:paragraph-rsid="0074a9d4"/>
    </style:style>
    <style:style style:name="P80" style:family="paragraph" style:parent-style-name="Heading_20_2">
      <style:text-properties officeooo:rsid="00328d94" officeooo:paragraph-rsid="00328d94"/>
    </style:style>
    <style:style style:name="P81" style:family="paragraph" style:parent-style-name="Heading_20_2">
      <style:text-properties officeooo:rsid="0039a44a" officeooo:paragraph-rsid="0039a44a"/>
    </style:style>
    <style:style style:name="P82" style:family="paragraph" style:parent-style-name="Heading_20_2">
      <style:text-properties officeooo:rsid="0040a290" officeooo:paragraph-rsid="0040a290"/>
    </style:style>
    <style:style style:name="T1" style:family="text">
      <style:text-properties officeooo:rsid="001e45d6"/>
    </style:style>
    <style:style style:name="T2" style:family="text">
      <style:text-properties officeooo:rsid="00222c51"/>
    </style:style>
    <style:style style:name="T3" style:family="text">
      <style:text-properties officeooo:rsid="00230e50"/>
    </style:style>
    <style:style style:name="T4" style:family="text">
      <style:text-properties officeooo:rsid="0024be47"/>
    </style:style>
    <style:style style:name="T5" style:family="text">
      <style:text-properties officeooo:rsid="00266a40"/>
    </style:style>
    <style:style style:name="T6" style:family="text">
      <style:text-properties officeooo:rsid="0027a757"/>
    </style:style>
    <style:style style:name="T7" style:family="text">
      <style:text-properties officeooo:rsid="0028e3b6"/>
    </style:style>
    <style:style style:name="T8" style:family="text">
      <style:text-properties officeooo:rsid="002a5aa0"/>
    </style:style>
    <style:style style:name="T9" style:family="text">
      <style:text-properties officeooo:rsid="002ad69f"/>
    </style:style>
    <style:style style:name="T10" style:family="text">
      <style:text-properties officeooo:rsid="002ca684"/>
    </style:style>
    <style:style style:name="T11" style:family="text">
      <style:text-properties officeooo:rsid="00386675"/>
    </style:style>
    <style:style style:name="T12" style:family="text">
      <style:text-properties officeooo:rsid="003c46b7"/>
    </style:style>
    <style:style style:name="T13" style:family="text">
      <style:text-properties officeooo:rsid="00433b73"/>
    </style:style>
    <style:style style:name="T14" style:family="text">
      <style:text-properties officeooo:rsid="004517a4"/>
    </style:style>
    <style:style style:name="T15" style:family="text">
      <style:text-properties officeooo:rsid="00465102"/>
    </style:style>
    <style:style style:name="T16" style:family="text">
      <style:text-properties officeooo:rsid="0046a784"/>
    </style:style>
    <style:style style:name="T17" style:family="text">
      <style:text-properties officeooo:rsid="004848d4"/>
    </style:style>
    <style:style style:name="T18" style:family="text">
      <style:text-properties officeooo:rsid="0048bd57"/>
    </style:style>
    <style:style style:name="T19" style:family="text">
      <style:text-properties officeooo:rsid="004a4dcf"/>
    </style:style>
    <style:style style:name="T20" style:family="text">
      <style:text-properties officeooo:rsid="004d9887"/>
    </style:style>
    <style:style style:name="T21" style:family="text">
      <style:text-properties fo:font-style="italic" style:font-style-asian="italic" style:font-style-complex="italic"/>
    </style:style>
    <style:style style:name="T22" style:family="text">
      <style:text-properties fo:font-style="italic" fo:font-weight="bold" officeooo:rsid="005577a3" style:font-style-asian="italic" style:font-weight-asian="bold" style:font-style-complex="italic" style:font-weight-complex="bold"/>
    </style:style>
    <style:style style:name="T23" style:family="text">
      <style:text-properties officeooo:rsid="004f7678"/>
    </style:style>
    <style:style style:name="T24" style:family="text">
      <style:text-properties officeooo:rsid="005135cf"/>
    </style:style>
    <style:style style:name="T25" style:family="text">
      <style:text-properties officeooo:rsid="0053146c"/>
    </style:style>
    <style:style style:name="T26" style:family="text">
      <style:text-properties officeooo:rsid="0053d567"/>
    </style:style>
    <style:style style:name="T27" style:family="text">
      <style:text-properties officeooo:rsid="005490b6"/>
    </style:style>
    <style:style style:name="T28" style:family="text">
      <style:text-properties officeooo:rsid="005577a3"/>
    </style:style>
    <style:style style:name="T29" style:family="text">
      <style:text-properties officeooo:rsid="00574ded"/>
    </style:style>
    <style:style style:name="T30" style:family="text">
      <style:text-properties officeooo:rsid="005a68b9"/>
    </style:style>
    <style:style style:name="T31" style:family="text">
      <style:text-properties officeooo:rsid="005b857f"/>
    </style:style>
    <style:style style:name="T32" style:family="text">
      <style:text-properties officeooo:rsid="005d7810"/>
    </style:style>
    <style:style style:name="T33" style:family="text">
      <style:text-properties officeooo:rsid="005f3e54"/>
    </style:style>
    <style:style style:name="T34" style:family="text">
      <style:text-properties officeooo:rsid="006053e3"/>
    </style:style>
    <style:style style:name="T35" style:family="text">
      <style:text-properties officeooo:rsid="00605b4f"/>
    </style:style>
    <style:style style:name="T36" style:family="text">
      <style:text-properties officeooo:rsid="0060ba19"/>
    </style:style>
    <style:style style:name="T37" style:family="text">
      <style:text-properties officeooo:rsid="00633f85"/>
    </style:style>
    <style:style style:name="T38" style:family="text">
      <style:text-properties officeooo:rsid="00679df4"/>
    </style:style>
    <style:style style:name="T39" style:family="text">
      <style:text-properties officeooo:rsid="00707469"/>
    </style:style>
    <style:style style:name="T40" style:family="text">
      <style:text-properties officeooo:rsid="00721aa5"/>
    </style:style>
    <style:style style:name="T41" style:family="text">
      <style:text-properties fo:font-style="normal" officeooo:rsid="005577a3" style:font-style-asian="normal" style:font-style-complex="normal"/>
    </style:style>
    <style:style style:name="T42" style:family="text">
      <style:text-properties officeooo:rsid="0072568d"/>
    </style:style>
    <style:style style:name="T43" style:family="text">
      <style:text-properties officeooo:rsid="00737fd6"/>
    </style:style>
    <style:style style:name="T44" style:family="text">
      <style:text-properties officeooo:rsid="0073efab"/>
    </style:style>
    <style:style style:name="T45" style:family="text">
      <style:text-properties officeooo:rsid="00772e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iFi Prometheus Reporting Task:</text:p>
      <text:p text:style-name="P14">Processor Efficiency Metrics</text:p>
      <text:h text:style-name="P74" text:outline-level="1">Reference implementation:</text:h>
      <text:p text:style-name="P10">See the following github code repository:</text:p>
      <text:p text:style-name="P10">https://github.com/lcphill/NiFiPromProcessorEfficiencyMetricsReportingTask</text:p>
      <text:h text:style-name="P75" text:outline-level="1">Introduction</text:h>
      <text:p text:style-name="P1">Report processor efficiency metrics, via NiFi Reporting Task, in Prometheus “push gateway” format and “push” (versus “listen”).</text:p>
      <text:p text:style-name="P6">By “efficiency metrics”, the intent is to event on unbalanced backlog and / or flow-drop-off (not necessarily “flow dry up”). The reference implementation is using Apache Commons Math3 SimpleRegression, using slope / <text:span text:style-name="T8">intercept</text:span> to form the basis of Grafana alarm trigger<text:span text:style-name="T8">s</text:span>. The ‘x’ axis of the Double-pair is epoch timestamp in seconds, while the ‘y’ coordinate is the input queue value (byte <text:span text:style-name="T6">count </text:span>and <text:span text:style-name="T6">flow-file </text:span>count, as two separate metrics / computations).</text:p>
      <text:p text:style-name="P7">Predict is a feature of SimpleRegression that is not exploited by the reference implementation, although predicting is a potential feature worthy of further investigation.</text:p>
      <text:p text:style-name="P2">Along the way, the remainder of the processor metrics available from the ReportingTaskContext API are reported, as well as the consortium of JVM metrics (per node).</text:p>
      <text:p text:style-name="P9">Grafana provides a slope / intercept formula, but those calculations are at the back-end of the metrics platform infrastructure, noting that Prometheus polls on a 5-minute basis (presumed configurable). Further, it is not uncommon for metrics to be lost, from time to time, periodic, thereby rendering slope / intercept calculation at the back-end impossible surrounding those outage situations.</text:p>
      <text:h text:style-name="P80" text:outline-level="2">Collector / push-gateway</text:h>
      <text:p text:style-name="P10">Various constraints drive a metrics architecture back to a push / collector model vice polling (which is not to criticize the Prometheus design choice to poll), particularly security and networking aspects.</text:p>
      <text:p text:style-name="P10">See this reference golang implementation of a collector: https://github.com/pschou/prom-collector</text:p>
      <text:h text:style-name="P76" text:outline-level="1">Usage</text:h>
      <text:p text:style-name="P3">The reference implementation is a single java file (the reporting task, wholly self-contained, albeit, there is a build dependency to the standard <text:span text:style-name="T5">SSL</text:span> context controller service), built into a dot.nar file (Apache maven 3.6.x, Java 11, Apache NiFi 1.12.x). Install the dot.nar file in typical fashion.</text:p>
      <text:p text:style-name="P4"><text:soft-page-break/>Instantiate the reporting task at the root canvas <text:span text:style-name="T1">(using global menu =&gt; controller settings =&gt; reporting tasks, filter by ‘prometheus’)</text:span>, allowing authorization throughout the entire NiFi instance process group hierarchy <text:span text:style-name="T1">(see next paragraph)</text:span>. Note that as many instances of the reporting task can be instantiated as needed, varying configuration as desired (resources permitting, but any reasonable and rationale need should be satisfactory).</text:p>
      <text:p text:style-name="P8">The reporting task can be configured to start at a named process group hierarchy (default to root canvas), but must locate a specified process group hierarchy, specified by name, by starting from the root canvas and working downward.</text:p>
      <text:p text:style-name="P5">The next step is to configure the reporting task…</text:p>
      <text:h text:style-name="P77" text:outline-level="1">Configuration</text:h>
      <text:list xml:id="list684677645" text:style-name="L1">
        <text:list-item>
          <text:p text:style-name="P35">Settings / Run Schedule: the default is 60 seconds, which interplay’s with the <text:span text:style-name="T8">slope / intercept </text:span>computation<text:span text:style-name="T8">s (see number of samples further below).</text:span></text:p>
        </text:list-item>
      </text:list>
      <text:p text:style-name="P15">The reference implementation posts metrics on each schedule / invocation. Other than (two) FIFO queues used to hold SimpleRegression samples, no metrics data is cached between schedule invocations. The interplay between schedule and samples will be described below.</text:p>
      <text:list xml:id="list1908591304" text:style-name="L2">
        <text:list-item>
          <text:p text:style-name="P37">Properties / Number of trend samples <text:span text:style-name="T6">(default of 20)</text:span></text:p>
        </text:list-item>
      </text:list>
      <text:p text:style-name="P19">SimpleRegression is handed a <text:span text:style-name="T9">configured </text:span>number of Double-pair samples <text:span text:style-name="T9">(i.e., number of trend samples)</text:span>, for which to compute Slope and Intercept <text:span text:style-name="T7">(</text:span>as well as, <text:span text:style-name="T7">potentially,</text:span> Predict). <text:span text:style-name="T6">As mentioned, the ‘x’ axis is epoch timestamp in seconds, and the ‘y’ value is the byte count or flow-file count value for the input-side of a processor. Regarding ‘input-side’, the driving requirement is backlog and flow drop-off as incoming to a processor.</text:span></text:p>
      <text:p text:style-name="P20">There are actually four discrete regression metrics that the reference implementation provides, namely Slope and Intercept for Byte Count and Flow File Count for Processor Input Queue <text:span text:style-name="T9">(technically, the way the ReportingTaskContext API works, the metric value is obtained for an output_queue where the destination is the target observance processor, specified in the reporting task controller service configuration described further below)</text:span>.</text:p>
      <text:p text:style-name="P20">Byte count and flow file count constitute two separate FIFO queues, for which slope and intercept are calculated (intercept is, roughly, the inverse of slope, noting we are not exploiting the predict feature), <text:span text:style-name="T10">noting that FIFO queues are “per processor” (internal Map is keyed by processor UUID). These FIFO constructs are the only state maintained between scheduled runs of the reporting task controller service, sized for number-of-trend-samples.</text:span></text:p>
      <text:p text:style-name="P21">The greater the number of trend samples, the more stable / less dynamic the slope and intercept calculation shall result, tending toward zero. Conversely, the lower the number of trend samples, the greater the dynamics are toward calculating slope and intercept.</text:p>
      <text:p text:style-name="P23"><text:soft-page-break/>By varying the run schedule alongside the configured number of trend samples, a balance can be tuned, based on apriori knowledge of the data flow, such that Grafana alarms specification can be contrived such that “crying wolf” is minimized while ensuring that true-positives are properly detected (there is no such thing as a perfect alarm specification).</text:p>
      <text:p text:style-name="P23">The reference implementation imposes a hard-coded constraint, such that the configured number of trend samples is between 3 and 1,000.</text:p>
      <text:p text:style-name="P22">Also note that the reference implementation posts metrics to Prometheus’ collector / push-gateway per run schedule invocation – the driving reason for this design is simplicity / reduction of code complexity. Reminder that this is a reference implementation, although it has performed well in production as designed as is.</text:p>
      <text:list xml:id="list121445119620903" text:continue-numbering="true" text:style-name="L2">
        <text:list-item>
          <text:p text:style-name="P36">Properties / Acknowledge Sanitization <text:span text:style-name="T3">(default false) and</text:span> <text:span text:style-name="T2">Properties / </text:span>Simulation Mode (default true)</text:p>
        </text:list-item>
      </text:list>
      <text:p text:style-name="P16">Metrics, when collected in bulk, raise the sensitivity-level / compliance-level / privacy-level required by your viewing audience.</text:p>
      <text:p text:style-name="P16">These two properties assist in supporting your effort to scrutinize and ensure your reported metrics are of sufficient obfuscation. The responsibility of <text:span text:style-name="T2">what is reported rests with the NiFi dataflow administration organization / personnel. In particular, …</text:span></text:p>
      <text:p text:style-name="P17">Metrics labels nominally consist of the following elements: <text:span text:style-name="T4">NiFi</text:span> instance name, site and system names (contrivances), node name, process group name, processor name, processor type, and, contextual, queue/relation names. Additive, these can raise privacy concerns.</text:p>
      <text:p text:style-name="P67">The NiFi instance label value <text:span text:style-name="T37">(AKA, ‘instance moniker’) </text:span>is formulated as: ‘root’ process group name (as shown as the browser tab title, root canvas =&gt; Settings =&gt; Process Group Name), <text:span text:style-name="T37">replacing spaces and any non-alphanumeric with dash characters (‘-’). It is intended that the NiFi instance label value be distinguishing and not empty. If the instance moniker cannot be obtained (edge case), then the cluster node identifier – not syntactically a UUID, but conceptually yet another form of UUID – is used as the instance moniker (in a clustered environment, of course). If in standalone mode and the default “NiFi Flow” is obtained, then the instance moniker shall be the node hostname (since “NiFi Flow” is non-distinguishing).</text:span></text:p>
      <text:p text:style-name="P17">The typical solution is that of obfuscation, such that reported label values are sanitized <text:span text:style-name="T3">(that is, rename your processors and maybe other elements, depending on your situation)</text:span>.</text:p>
      <text:p text:style-name="P18">Simulation Mode (default true) specifies that metrics are posted only to the NiFi log file (per node). By using this feature, a data flow administrator (with SSH access to the nodes and permission to view log files) can visually inspect the metrics that would otherwise be sent to the Prometheus server (by turning off simulation mode).</text:p>
      <text:p text:style-name="P18">No behavior occurs while the Acknowledge Sanitization property is set to false.</text:p>
      <text:list xml:id="list1544749774" text:style-name="L3">
        <text:list-item>
          <text:p text:style-name="P38">Properties / Reporting Site</text:p>
        </text:list-item>
      </text:list>
      <text:p text:style-name="P24"><text:soft-page-break/>A simple Prom<text:span text:style-name="T13">e</text:span>theus’ metric label for informational purposes. Required, but otherwise not validated / verified. TODO: ensure the value does not violate Prometheus’ label value rules.</text:p>
      <text:list xml:id="list2455229176" text:style-name="L4">
        <text:list-item>
          <text:p text:style-name="P39">Properties / Starting Process Group</text:p>
        </text:list-item>
      </text:list>
      <text:p text:style-name="P24">Default to ‘root’, signifying traverse the entire canvas and process group hierarchy <text:span text:style-name="T14">thereunder</text:span>. This property is not REGEX compiled. It is an exact match, including character-case. If specified, traverse from the provided process group (by name, based on “first match”) to report processor efficiency metrics.</text:p>
      <text:list xml:id="list737414104" text:style-name="L5">
        <text:list-item>
          <text:p text:style-name="P40">Properties / Processor (name) filter</text:p>
        </text:list-item>
      </text:list>
      <text:p text:style-name="P25">This can be an exact match (character-case significant), or a Java REGEX (<text:a xlink:type="simple" xlink:href="https://docs.oracle.com/en/java/javase/11/docs/api/java.base/java/util/regex/Pattern.html" text:style-name="Internet_20_link" text:visited-style-name="Visited_20_Internet_20_Link">https://docs.oracle.com/en/java/javase/11/docs/api/java.base/java/util/regex/Pattern.html</text:a>). The default is to match everything (that is, all processors of the specified type – see next property below). Considering privacy concerns, reporting metrics for every processor is probably a bad default value.</text:p>
      <text:list xml:id="list190163885" text:style-name="L6">
        <text:list-item>
          <text:p text:style-name="P41">Properties / ProcessorTypeFilter</text:p>
        </text:list-item>
      </text:list>
      <text:p text:style-name="P26"><text:span text:style-name="T15">Required (default is empty). </text:span>This must be an exact match, specifying a processor type. This property works in concert with Processor <text:span text:style-name="T15">N</text:span>ame <text:span text:style-name="T15">F</text:span>ilter and Starting Process Group <text:span text:style-name="T15">(both described above) </text:span>to narrow the scope of metrics reported.</text:p>
      <text:p text:style-name="P26">Reminder that all of this filtering is intended to report metrics that lie within <text:span text:style-name="T16">your</text:span> umbrella of privacy concerns.</text:p>
      <text:list xml:id="list457722997" text:style-name="L7">
        <text:list-item>
          <text:p text:style-name="P42">Properties / Prometheus Metrics Endpoint</text:p>
        </text:list-item>
      </text:list>
      <text:p text:style-name="P27">Noting that Prometheus is a polling paradigm, this property refers to a collector (e.g., <text:a xlink:type="simple" xlink:href="https://github.com/pschou/prom-collector" text:style-name="Internet_20_link" text:visited-style-name="Visited_20_Internet_20_Link">https://github.com/pschou/prom-collector</text:a>) or push_gateway (e.g., <text:a xlink:type="simple" xlink:href="https://github.com/prometheus/pushgateway" text:style-name="Internet_20_link" text:visited-style-name="Visited_20_Internet_20_Link">https://github.com/prometheus/pushgateway</text:a>). <text:span text:style-name="T11">This endpoint should be HTTPS / SSL, but is not required (such as, demonstration and local-host routing).</text:span></text:p>
      <text:list xml:id="list2091527420" text:style-name="L8">
        <text:list-item>
          <text:p text:style-name="P43">Properties / SSL Context Service</text:p>
        </text:list-item>
      </text:list>
      <text:p text:style-name="P28">Although optional (such as demonstration and local-host routing), HTTPS / SSL should ideally be enabled. See Properties / Prometheus Metrics Endpoint discussion above.</text:p>
      <text:h text:style-name="P78" text:outline-level="1">Reported Metrics</text:h>
      <text:p text:style-name="P11">Caveat: This author does not purport any in-depth knowledge of the meaning, semantics, definition or intent of the underlying metrics provided by the <text:span text:style-name="T17">Apache NiFi </text:span>ReportingTaskContext API. That said, by trial / error and practice / repetition, we have been able to exploit a core set of underlying metrics to effectively alarm on unbalanced backlog and flow-drop-off events (using SimpleRegression), as well as a handful of other traditional alarm conditions.</text:p>
      <text:p text:style-name="P11"><text:soft-page-break/>Regarding privacy concerns, we cannot stress enough the importance of naming processors and process groups (which are reported as Prometheus metric label values) such as to obfuscate specific flow characteristics (typically as mapping to end-customers).</text:p>
      <text:h text:style-name="P81" text:outline-level="2">Metrics used for alerting</text:h>
      <text:p text:style-name="P12">Fine-tuning notwithstanding, we’ve identified a handful of uncomplicated metrics that we can confidently define Grafana alarm specifications <text:span text:style-name="T12">for.</text:span></text:p>
      <text:list xml:id="list578042952" text:style-name="L9">
        <text:list-item>
          <text:p text:style-name="P44">Run Status: Metric name is ‘nifi_processor_run_status’ (1 for running and 0 for stopped). The idea behind <text:span text:style-name="T18">setting up an</text:span> alarm <text:span text:style-name="T18">for this metric</text:span> is to be a reminder to the data flow administrator<text:span text:style-name="T18">(s)</text:span> to turn the processor on <text:span text:style-name="T18">if forgotten</text:span>. <text:span text:style-name="T18">Grafana</text:span> can throw a yellow pending <text:span text:style-name="T18">alert </text:span>after, say, a minute, and <text:span text:style-name="T18">then </text:span>alarm after about an hour or two.</text:p>
        </text:list-item>
        <text:list-item>
          <text:p text:style-name="P44">NiFi node JVM Heap Available: Metric name is ‘nifi_instance_available_memory’. Computed using Java.Runtime as “max memory minus used memory” where used memory is “total memory minus free memory”. All of this is a tad “fuzzy”, but the intent is to use the ‘heap available’ gauge against apriori knowledge of the data flows and what is an acceptable level of excess heap for <text:span text:style-name="T19">handling potential </text:span>burst messaging scenarios (<text:span text:style-name="T19">noting</text:span> NiFi content is effectively placed into the content repository if all goes according to plan).</text:p>
        </text:list-item>
        <text:list-item>
          <text:p text:style-name="P45">Input file queue count: Metric name is ‘nifi_processor_output_queue_count’ with {queue_side=”input” … and process<text:span text:style-name="T20">or</text:span>_name=<text:span text:style-name="T21">blah</text:span> and so forth}.</text:p>
        </text:list-item>
      </text:list>
      <text:p text:style-name="P63">The intent of this metric / <text:span text:style-name="T24">alarm </text:span>specification is a straight forward “<text:span text:style-name="T24">I</text:span>s the flow dead?” alarm.</text:p>
      <text:p text:style-name="P60">As mentioned <text:span text:style-name="T24">further above</text:span>, the way connection<text:span text:style-name="T28">-</text:span>status <text:span text:style-name="T23">is constructed</text:span>, you are looking for <text:span text:style-name="T25">your processor</text:span> <text:span text:style-name="T29">(i.e., ‘</text:span>destination’<text:span text:style-name="T29">)</text:span> on the back-end of an output queue (hence, the semantics in the naming being what it is – <text:span text:style-name="T21">reminder, this is a reference implementation</text:span>). Note that the semantics above <text:span text:style-name="T23">properly handle</text:span> load balancing, i<text:span text:style-name="T23">f</text:span> in effect <text:span text:style-name="T26">(e.g., the flow to your processor on a particular node is not transmitting)</text:span>.</text:p>
      <text:p text:style-name="P29"><text:span text:style-name="T27">Note t</text:span>he reference implementation accomplishes the <text:span text:style-name="T22">zero-latency</text:span><text:span text:style-name="T28"> </text:span>processor and connection<text:span text:style-name="T28">-</text:span>status join internally, <text:span text:style-name="T31">thereby averting</text:span> the <text:span text:style-name="T30">arduous challenge of accomplishing a time-based </text:span>outer-join <text:span text:style-name="T31">being</text:span> imposed upon the Grafana back-end <text:span text:style-name="T30">query specification</text:span>.</text:p>
      <text:list xml:id="list2777693251" text:style-name="L10">
        <text:list-item>
          <text:p text:style-name="P46">Slope and / or intercept: This is the core aspect to this reporting task, namely “processor efficiency” as a cover <text:span text:style-name="T32">phrase</text:span> for detecting unbalanced backlog and, conversely, flow drop-off (not to be confused with non-existent flow, described above).</text:p>
        </text:list-item>
      </text:list>
      <text:p text:style-name="P30">‘Intercept’ graphs nominally as a converse to ‘slope’, albeit ‘<text:span text:style-name="T33">intercept’</text:span> is much more sensitive. Depending on your fine-tuning, you may choose slope over intercept for your target Grafana alarm specification metric, or vice<text:span text:style-name="T34">-</text:span>versa.</text:p>
      <text:p text:style-name="P30">Regarding bytes count versus flow-file count, choosing one over the other is dependent, once again, on your apriori knowledge of the data flow(s). Do you have a large volume of tiny <text:soft-page-break/>content or do you have a data flow whose content is exceptionally large, but of lower flow-file count volume?</text:p>
      <text:p text:style-name="P30">Slope and intercept are calculated using the SimpleRegression library, ‘x’ axis being timestamp in seconds, and value being the product of the join between processor and connection<text:span text:style-name="T28">-</text:span>status on the back-end side of the connection where the processor is tagged as the destination. See discussion above regarding run schedule and number of trend samples.</text:p>
      <text:p text:style-name="P31">A positive / rising slope value (conversely, a negative intercept value) indicates flow backlog while a negative slope value indicates flow drop-off. Functionally, flow drop-off is of more importance than that of backlog, while backlog is of a concern regarding performance and resources. Both are important or of a concern, of course. Typically, a Grafana alarm may specify <text:s/>a lower minimum threshold and a higher maximum threshold, to allow for more variance regarding backlog.</text:p>
      <text:p text:style-name="P65">Note that the choice of unit for ‘x’ axis being seconds is significant <text:span text:style-name="T36">(hard-wired in the code)</text:span>. We experimented with other units (such as milliseconds) with detrimental impact, and, thus, settled on seconds for timing unit – noting the reporting task run schedule should nominally be tens of seconds or even minutes, since Prometheus is polling every 5 minutes, by default.</text:p>
      <text:p text:style-name="P31"><text:span text:style-name="T35">Also of significant impact</text:span>, the Grafana alarm specification should be an average() calculation. In effect, you are looking for a bump with a dip or, conversely, a dip without a dump.</text:p>
      <text:h text:style-name="P82" text:outline-level="2">Other Reportable Metrics</text:h>
      <text:p text:style-name="P47">These metrics provide potential for alerting, particularly fine-tuning of alerts. You are looking to achieve a balance between “crying wolf” and missing a true-positive. For the most part, these metrics are obtained directly from the NiFi ReportingTaskContext API (this author does not purport to have in-depth knowledge of the content nor semantics of said metrics).</text:p>
      <text:p text:style-name="P48">Additionally, since Prometheus has an affinity for increasing-counter style metrics, the reporting task also provides totals oriented metrics (denoted further below).</text:p>
      <text:h text:style-name="P32" text:outline-level="3">JVM-Provided Metrics</text:h>
      <text:p text:style-name="P48">Labels include ‘node’ <text:span text:style-name="T38">(i.e. hostname) </text:span>and ‘instance’ <text:span text:style-name="T38">(i.e., instance moniker).</text:span></text:p>
      <text:list xml:id="list577284918" text:style-name="L11">
        <text:list-item>
          <text:p text:style-name="P49">nifi_instance_free_memory: this is a “fuzzy” metric (reminder we are reporting a la JVM Runtime), because the JVM Runtime reports this value based on existing heap size (not maximum JVM sandbox size).</text:p>
        </text:list-item>
        <text:list-item>
          <text:p text:style-name="P49">nifi_instance_used_memory: less “fuzzy”, in a way, such that this is the total JVM memory minus JVM free memory (where total is existing heap size).</text:p>
        </text:list-item>
        <text:list-item>
          <text:p text:style-name="P49">nifi_instance_available_memory: Described above – maximum sandbox size minus used memory</text:p>
        </text:list-item>
        <text:list-item>
          <text:p text:style-name="P49"><text:soft-page-break/>nifi_instance_cpu_time: Only available using com.sun.management.OperatingSystemMXBean (available on CentOS)</text:p>
        </text:list-item>
        <text:list-item>
          <text:p text:style-name="P49">nifi_instance_cpu_load: Only available using com.sun.management.OperatingSystemMXBean (available on CentOS)</text:p>
        </text:list-item>
        <text:list-item>
          <text:p text:style-name="P49">nifi_instance_system_load_average: If com.sun.management.OperatingSystemMXBean is not available.</text:p>
        </text:list-item>
      </text:list>
      <text:h text:style-name="P33" text:outline-level="3">Processor based Metrics</text:h>
      <text:p text:style-name="P50">Labels include node, instance, process group name, processor name and processor type.</text:p>
      <text:p text:style-name="P52">All the below are an itemization and not an explanation, nor an attempt at definition. The values are seemingly dependent on the processor code, the version of the processor code and the version of the NiFi API framework, while mileage appears to vary greatly. <text:span text:style-name="T39">For example, the GetFile processor – a source processor – provides non-zero values for flow files received. In any case…</text:span></text:p>
      <text:p text:style-name="P53">The below are passed onward, verbatim, from the ReportingTaskContext API:</text:p>
      <text:list xml:id="list128608353" text:style-name="L12">
        <text:list-item>
          <text:p text:style-name="P68">nifi_processor_run_status</text:p>
        </text:list-item>
        <text:list-item>
          <text:p text:style-name="P68">nifi_processor_active_thread_count</text:p>
        </text:list-item>
        <text:list-item>
          <text:p text:style-name="P68">nifi_processor_terminated_thread_count</text:p>
        </text:list-item>
        <text:list-item>
          <text:p text:style-name="P68">nifi_processor_average_lineage_seconds (hard-wired to the seconds unit)</text:p>
        </text:list-item>
        <text:list-item>
          <text:p text:style-name="P68">nifi_processor_processing_nanos</text:p>
        </text:list-item>
        <text:list-item>
          <text:p text:style-name="P68">nifi_processor_bytes_read (and total)</text:p>
        </text:list-item>
        <text:list-item>
          <text:p text:style-name="P68">nifi_processor_bytes_received (and total)</text:p>
        </text:list-item>
        <text:list-item>
          <text:p text:style-name="P68">nifi_processor_bytes_sent (and total)</text:p>
        </text:list-item>
        <text:list-item>
          <text:p text:style-name="P68">nifi_processor_bytes_written (and total)</text:p>
        </text:list-item>
        <text:list-item>
          <text:p text:style-name="P68">nifi_processor_flow_files_received (and total)</text:p>
        </text:list-item>
        <text:list-item>
          <text:p text:style-name="P68">nifi_processor_flow_files_removed (and total)</text:p>
        </text:list-item>
        <text:list-item>
          <text:p text:style-name="P68">nifi_processor_flow_files_sent (and total)</text:p>
        </text:list-item>
        <text:list-item>
          <text:p text:style-name="P68">nifi_processor_input_bytes (and total)</text:p>
        </text:list-item>
        <text:list-item>
          <text:p text:style-name="P68">nifi_processor_input_count (and total)</text:p>
        </text:list-item>
        <text:list-item>
          <text:p text:style-name="P68">nifi_processor_output_bytes (and total)</text:p>
        </text:list-item>
        <text:list-item>
          <text:p text:style-name="P71">nifi_processor_output_count (and total)</text:p>
        </text:list-item>
      </text:list>
      <text:h text:style-name="P34" text:outline-level="3">Queue based Metrics (i.e., connection-status)</text:h>
      <text:p text:style-name="P73"><text:span text:style-name="T40">Reminder that t</text:span>he reference implementation accomplishes the <text:span text:style-name="T41">zero-latency</text:span><text:span text:style-name="T28"> </text:span>processor and connection<text:span text:style-name="T28">-</text:span>status join internally, <text:span text:style-name="T31">thereby averting</text:span> the <text:span text:style-name="T30">arduous challenge of accomplishing a time-based </text:span>outer-join <text:span text:style-name="T31">being</text:span> imposed upon the Grafana back-end <text:span text:style-name="T30">query specification</text:span>.</text:p>
      <text:p text:style-name="P51">Labels include node, instance, process group name, processor name, processor type, <text:span text:style-name="T42">queue name and queue size (‘input’ or ‘output’)</text:span>.</text:p>
      <text:p text:style-name="P54"><text:soft-page-break/>The metrics for a NiFi connection (AKA, queue) are produced separately for input side and output side. Most notably, there may be load balancing involved.</text:p>
      <text:p text:style-name="P54">For our usage of Linear Regression calculations, the source of the metrics are the “output queue” for which the reported processor is as matching the ‘destination’ element. In this scenario, queue name is set to ‘input’ (thereby matching the queue side). Yes, it’s seemingly confusing. The existing naming strategy, itemized below, is consistent, but not entirely obvious.</text:p>
      <text:list xml:id="list121445338408254" text:continue-numbering="true" text:style-name="L12">
        <text:list-item>
          <text:p text:style-name="P69">nifi_processor_<text:span text:style-name="T43">input</text:span>_<text:span text:style-name="T43">queue_bytes_slope</text:span></text:p>
        </text:list-item>
        <text:list-item>
          <text:p text:style-name="P69">nifi_processor_<text:span text:style-name="T43">input</text:span>_<text:span text:style-name="T43">queue</text:span>_<text:span text:style-name="T44">bytes_intercept</text:span></text:p>
        </text:list-item>
        <text:list-item>
          <text:p text:style-name="P70">nifi_processor_<text:span text:style-name="T43">input</text:span>_<text:span text:style-name="T43">queue</text:span>_<text:span text:style-name="T44">bytes</text:span></text:p>
        </text:list-item>
        <text:list-item>
          <text:p text:style-name="P69">nifi_processor_<text:span text:style-name="T43">input</text:span>_<text:span text:style-name="T43">queue</text:span>_<text:span text:style-name="T44">count_slope (i.e., flow file count)</text:span></text:p>
        </text:list-item>
        <text:list-item>
          <text:p text:style-name="P69">nifi_processor_<text:span text:style-name="T43">input</text:span>_<text:span text:style-name="T43">queue_count_intercept (i.e., flow file count)</text:span></text:p>
        </text:list-item>
        <text:list-item>
          <text:p text:style-name="P69">nifi_processor_<text:span text:style-name="T43">input</text:span>_<text:span text:style-name="T43">queue</text:span>_<text:span text:style-name="T44">count (i.e., flow file count)</text:span></text:p>
        </text:list-item>
        <text:list-item>
          <text:p text:style-name="P70">nifi_processor_<text:span text:style-name="T43">output</text:span>_<text:span text:style-name="T43">queue</text:span>_<text:span text:style-name="T44">bytes</text:span></text:p>
        </text:list-item>
        <text:list-item>
          <text:p text:style-name="P69">nifi_processor_<text:span text:style-name="T43">output</text:span>_<text:span text:style-name="T43">queue</text:span>_<text:span text:style-name="T44">count (i.e., flow file count)</text:span></text:p>
        </text:list-item>
        <text:list-item>
          <text:p text:style-name="P69">nifi_processor_<text:span text:style-name="T43">queue</text:span>_<text:span text:style-name="T44">bytes</text:span></text:p>
        </text:list-item>
        <text:list-item>
          <text:p text:style-name="P72">nifi_processor_<text:span text:style-name="T43">queue</text:span>_<text:span text:style-name="T44">count (i.e., flow file count)</text:span></text:p>
        </text:list-item>
      </text:list>
      <text:h text:style-name="P79" text:outline-level="1">Primary Node (discussion)</text:h>
      <text:p text:style-name="P57">There is no programmatic API means, using the ReportingTaskContext API, to determine / obtain / report the primary node that the cluster has voted / selected (not even extraneously by introspecting the Zookeeper registry).</text:p>
      <text:p text:style-name="P57">There is one element that can be extracted using the ReportingTaskContext API, namely the process-run-context configuration property for “run on primary node”, via:</text:p>
      <text:p text:style-name="P61">ProcessorStatus::getExecutionNode() == ExecutionNode.PRIMARY_NODE</text:p>
      <text:p text:style-name="P57">This designation <text:span text:style-name="T45">of primary node </text:span>is not being reported by our ReportingTask. <text:span text:style-name="T45">The challenge we face is that</text:span> of tracing connection-status extraneously <text:span text:style-name="T45">(</text:span>taking load balancing configuration properties into account <text:span text:style-name="T45">along the way</text:span>).</text:p>
      <text:p text:style-name="P58">Unfortunately, when monitoring data flow to alarm on events of interest, knowing the primary node designation could prove useful. Without such labeling, we resort to Grafana functions such as “max()” and “sum()”, as applied to all nodes in a NiFi instance cluster. <text:span text:style-name="T45">For example,</text:span></text:p>
      <text:p text:style-name="P62">max(nifi_processor_output_queue_count{queue_side=”input”, node=~”node1|node2|node3”}</text:p>
      <text:p text:style-name="P55">Note that a slope / intercept based alarm specification is not impacted by the lack of primary node reporting because a “zero flow” always has a slope of 0 (typically, slope / intercept alarm specifications alert on “outside of range” condition).</text:p>
      <text:h text:style-name="Heading_20_1" text:outline-level="1"><text:soft-page-break/>Build and Deploy</text:h>
      <text:p text:style-name="P56">The current reference implementation is using the Java-11 JDK and Maven 3.6.1 against Apache NiFi 1.12.1.</text:p>
      <text:p text:style-name="P56">$ mvn clean install # builds the dot.nar file, sitting under $base/nar/target</text:p>
      <text:p text:style-name="P56">Recommend setting up a tertiary library directory in $NIFI_HOME/conf/nifi.properties and copy the build dot.nar file to the tertiary library (and restart the NiFi instance, of course).</text:p>
      <text:p text:style-name="P59">END-OF-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9:49:05.466877179</meta:creation-date>
    <dc:date>2021-01-27T12:14:44.471442518</dc:date>
    <meta:editing-duration>PT7H25M54S</meta:editing-duration>
    <meta:editing-cycles>83</meta:editing-cycles>
    <meta:generator>LibreOffice/5.3.6.1$Linux_X86_64 LibreOffice_project/30$Build-1</meta:generator>
    <meta:document-statistic meta:table-count="0" meta:image-count="0" meta:object-count="0" meta:page-count="9" meta:paragraph-count="128" meta:word-count="2913" meta:character-count="20317" meta:non-whitespace-character-count="17567"/>
  </office:meta>
</office:document-meta>
</file>